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style:text-underline-style="none" officeooo:rsid="00052b94" officeooo:paragraph-rsid="00052b94"/>
    </style:style>
    <style:style style:name="P2"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style:text-underline-style="solid" style:text-underline-width="auto" style:text-underline-color="font-color" fo:font-weight="bold" officeooo:rsid="000462cc" officeooo:paragraph-rsid="00052b94" style:font-weight-asian="bold" style:font-weight-complex="bold"/>
    </style:style>
    <style:style style:name="P3"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style:text-underline-style="solid" style:text-underline-width="auto" style:text-underline-color="font-color" fo:font-weight="bold" officeooo:rsid="0014d81f" officeooo:paragraph-rsid="0014d81f" style:font-weight-asian="bold" style:font-weight-complex="bold"/>
    </style:style>
    <style:style style:name="P4"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style:text-underline-style="solid" style:text-underline-width="auto" style:text-underline-color="font-color" fo:font-weight="normal" officeooo:rsid="0014d81f" officeooo:paragraph-rsid="0014d81f" style:font-weight-asian="normal" style:font-weight-complex="normal"/>
    </style:style>
    <style:style style:name="P5"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paragraph-rsid="00053c18"/>
    </style:style>
    <style:style style:name="P6"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paragraph-rsid="0014d81f"/>
    </style:style>
    <style:style style:name="P7"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paragraph-rsid="00173e8d"/>
    </style:style>
    <style:style style:name="P8"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text-underline-style="solid" style:text-underline-width="auto" style:text-underline-color="font-color" officeooo:rsid="0014d81f" officeooo:paragraph-rsid="0014d81f"/>
    </style:style>
    <style:style style:name="P9"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paragraph-rsid="00173e8d" fo:background-color="#ffff00"/>
    </style:style>
    <style:style style:name="P10"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style:text-underline-style="none" officeooo:rsid="00053c18" officeooo:paragraph-rsid="00053c18"/>
    </style:style>
    <style:style style:name="P11"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style:text-underline-style="none" officeooo:rsid="000e1106" officeooo:paragraph-rsid="0014d81f"/>
    </style:style>
    <style:style style:name="P12"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style:text-underline-style="none" officeooo:rsid="0014d81f" officeooo:paragraph-rsid="0014d81f"/>
    </style:style>
    <style:style style:name="P13"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style:text-underline-style="none" officeooo:rsid="0006e73a" officeooo:paragraph-rsid="0006e73a"/>
    </style:style>
    <style:style style:name="P14"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style:text-underline-style="solid" style:text-underline-width="auto" style:text-underline-color="font-color" officeooo:rsid="0014d81f" officeooo:paragraph-rsid="0014d81f"/>
    </style:style>
    <style:style style:name="P15"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style:text-underline-style="solid" style:text-underline-width="auto" style:text-underline-color="font-color" fo:font-weight="normal" officeooo:rsid="0014d81f" officeooo:paragraph-rsid="00052b94" style:font-weight-asian="normal" style:font-weight-complex="normal"/>
    </style:style>
    <style:style style:name="P16"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style:text-underline-style="solid" style:text-underline-width="auto" style:text-underline-color="font-color" officeooo:rsid="002083dc" officeooo:paragraph-rsid="002083dc"/>
    </style:style>
    <style:style style:name="P17"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text-underline-style="solid" style:text-underline-width="auto" style:text-underline-color="font-color" fo:font-weight="bold" officeooo:rsid="00173e8d" officeooo:paragraph-rsid="001f6acb" style:font-weight-asian="bold" style:font-weight-complex="bold"/>
    </style:style>
    <style:style style:name="P18"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text-underline-style="solid" style:text-underline-width="auto" style:text-underline-color="font-color" officeooo:rsid="0014d81f" officeooo:paragraph-rsid="0014d81f"/>
    </style:style>
    <style:style style:name="P19"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text-underline-style="solid" style:text-underline-width="auto" style:text-underline-color="font-color" officeooo:rsid="001e84cd" officeooo:paragraph-rsid="001e84cd"/>
    </style:style>
    <style:style style:name="P20"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text-underline-style="solid" style:text-underline-width="auto" style:text-underline-color="font-color" officeooo:rsid="002083dc" officeooo:paragraph-rsid="002083dc"/>
    </style:style>
    <style:style style:name="P21"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paragraph-rsid="0014d81f"/>
    </style:style>
    <style:style style:name="P22"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paragraph-rsid="001e84cd"/>
    </style:style>
    <style:style style:name="P23"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paragraph-rsid="002083dc"/>
    </style:style>
    <style:style style:name="P24"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text-underline-style="none" officeooo:rsid="00173e8d" officeooo:paragraph-rsid="001f6acb"/>
    </style:style>
    <style:style style:name="P25"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rsid="001e84cd" officeooo:paragraph-rsid="001e84cd"/>
    </style:style>
    <style:style style:name="P26"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rsid="002083dc" officeooo:paragraph-rsid="002083dc"/>
    </style:style>
    <style:style style:name="P27"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rsid="00214313" officeooo:paragraph-rsid="00214313"/>
    </style:style>
    <style:style style:name="P28"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style:font-name="Arial" officeooo:rsid="00039a34" officeooo:paragraph-rsid="00052b94"/>
    </style:style>
    <style:style style:name="P29" style:family="paragraph" style:parent-style-name="Standard">
      <loext:graphic-properties draw:fill="none"/>
      <style:paragraph-properties fo:margin-left="1.251cm" fo:margin-right="0cm" fo:line-height="150%" fo:text-align="justify" style:justify-single-word="false" fo:text-indent="0cm" style:auto-text-indent="false" fo:background-color="transparent"/>
      <style:text-properties officeooo:rsid="001e84cd" officeooo:paragraph-rsid="001e84cd"/>
    </style:style>
    <style:style style:name="P30" style:family="paragraph" style:parent-style-name="Standard">
      <loext:graphic-properties draw:fill="none"/>
      <style:paragraph-properties fo:margin-left="1.251cm" fo:margin-right="0cm" fo:line-height="150%" fo:text-align="justify" style:justify-single-word="false" fo:text-indent="0cm" style:auto-text-indent="false" fo:background-color="transparent"/>
      <style:text-properties fo:font-style="italic" officeooo:rsid="001e84cd" officeooo:paragraph-rsid="001e84cd" style:font-style-asian="italic" style:font-style-complex="italic"/>
    </style:style>
    <style:style style:name="P31" style:family="paragraph" style:parent-style-name="Standard">
      <loext:graphic-properties draw:fill="none"/>
      <style:paragraph-properties fo:margin-left="1.251cm" fo:margin-right="0cm" fo:line-height="150%" fo:text-align="justify" style:justify-single-word="false" fo:text-indent="0cm" style:auto-text-indent="false" fo:background-color="transparent"/>
      <style:text-properties officeooo:rsid="002083dc" officeooo:paragraph-rsid="002083dc"/>
    </style:style>
    <style:style style:name="P32" style:family="paragraph" style:parent-style-name="Standard">
      <loext:graphic-properties draw:fill="none"/>
      <style:paragraph-properties fo:margin-left="1.251cm" fo:margin-right="0cm" fo:line-height="150%" fo:text-align="justify" style:justify-single-word="false" fo:text-indent="0cm" style:auto-text-indent="false" fo:background-color="transparent"/>
      <style:text-properties officeooo:paragraph-rsid="002083dc"/>
    </style:style>
    <style:style style:name="P33" style:family="paragraph" style:parent-style-name="Standard">
      <loext:graphic-properties draw:fill="none"/>
      <style:paragraph-properties fo:margin-left="1.251cm" fo:margin-right="0cm" fo:line-height="150%" fo:text-align="justify" style:justify-single-word="false" fo:text-indent="0cm" style:auto-text-indent="false" fo:background-color="transparent"/>
      <style:text-properties officeooo:rsid="00214313" officeooo:paragraph-rsid="00214313"/>
    </style:style>
    <style:style style:name="T1" style:family="text">
      <style:text-properties style:font-name="Arial"/>
    </style:style>
    <style:style style:name="T2" style:family="text">
      <style:text-properties style:font-name="Arial" style:text-underline-style="none"/>
    </style:style>
    <style:style style:name="T3" style:family="text">
      <style:text-properties style:font-name="Arial" style:text-underline-style="none" officeooo:rsid="0006e73a"/>
    </style:style>
    <style:style style:name="T4" style:family="text">
      <style:text-properties style:font-name="Arial" style:text-underline-style="none" officeooo:rsid="0007bdd6"/>
    </style:style>
    <style:style style:name="T5" style:family="text">
      <style:text-properties style:font-name="Arial" style:text-underline-style="none" officeooo:rsid="000a813e"/>
    </style:style>
    <style:style style:name="T6" style:family="text">
      <style:text-properties style:font-name="Arial" style:text-underline-style="none" officeooo:rsid="000c2578"/>
    </style:style>
    <style:style style:name="T7" style:family="text">
      <style:text-properties style:font-name="Arial" style:text-underline-style="none" officeooo:rsid="00053c18"/>
    </style:style>
    <style:style style:name="T8" style:family="text">
      <style:text-properties style:font-name="Arial" style:text-underline-style="none" officeooo:rsid="000e1106"/>
    </style:style>
    <style:style style:name="T9" style:family="text">
      <style:text-properties style:font-name="Arial" style:text-underline-style="none" officeooo:rsid="00052b94"/>
    </style:style>
    <style:style style:name="T10" style:family="text">
      <style:text-properties style:font-name="Arial" style:text-underline-style="none" officeooo:rsid="000fd352"/>
    </style:style>
    <style:style style:name="T11" style:family="text">
      <style:text-properties style:font-name="Arial" style:text-underline-style="none" officeooo:rsid="0014d81f"/>
    </style:style>
    <style:style style:name="T12" style:family="text">
      <style:text-properties style:font-name="Arial" style:text-underline-style="none" officeooo:rsid="0016ad8f"/>
    </style:style>
    <style:style style:name="T13" style:family="text">
      <style:text-properties style:font-name="Arial" style:text-underline-style="none" officeooo:rsid="00173e8d"/>
    </style:style>
    <style:style style:name="T14" style:family="text">
      <style:text-properties style:font-name="Arial" style:text-underline-style="none" officeooo:rsid="00190fb7"/>
    </style:style>
    <style:style style:name="T15" style:family="text">
      <style:text-properties style:font-name="Arial" style:text-underline-style="none" officeooo:rsid="001e84cd"/>
    </style:style>
    <style:style style:name="T16" style:family="text">
      <style:text-properties style:font-name="Arial" style:text-underline-style="none" officeooo:rsid="002083dc"/>
    </style:style>
    <style:style style:name="T17" style:family="text">
      <style:text-properties style:font-name="Arial" officeooo:rsid="000462cc"/>
    </style:style>
    <style:style style:name="T18" style:family="text">
      <style:text-properties style:font-name="Arial" officeooo:rsid="00053c18"/>
    </style:style>
    <style:style style:name="T19" style:family="text">
      <style:text-properties style:font-name="Arial" officeooo:rsid="0009bc53"/>
    </style:style>
    <style:style style:name="T20" style:family="text">
      <style:text-properties style:font-name="Arial" officeooo:rsid="000e1106"/>
    </style:style>
    <style:style style:name="T21" style:family="text">
      <style:text-properties style:font-name="Arial" officeooo:rsid="0014d81f"/>
    </style:style>
    <style:style style:name="T22" style:family="text">
      <style:text-properties style:font-name="Arial" officeooo:rsid="00173e8d"/>
    </style:style>
    <style:style style:name="T23" style:family="text">
      <style:text-properties style:font-name="Arial" fo:background-color="#ffff00" loext:char-shading-value="0"/>
    </style:style>
    <style:style style:name="T24" style:family="text">
      <style:text-properties style:font-name="Arial" officeooo:rsid="000a813e"/>
    </style:style>
    <style:style style:name="T25" style:family="text">
      <style:text-properties officeooo:rsid="00173e8d"/>
    </style:style>
    <style:style style:name="T26" style:family="text">
      <style:text-properties officeooo:rsid="00190fb7"/>
    </style:style>
    <style:style style:name="T27" style:family="text">
      <style:text-properties style:text-underline-style="solid" style:text-underline-width="auto" style:text-underline-color="font-color" fo:font-weight="bold" style:font-weight-asian="bold" style:font-weight-complex="bold"/>
    </style:style>
    <style:style style:name="T28" style:family="text">
      <style:text-properties officeooo:rsid="001e84c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ext:span text:style-name="T27">Durchführungsphase:</text:span></text:p>
      <text:p text:style-name="P2">Was haben wir wie umgesetzt ?</text:p>
      <text:p text:style-name="P15"/>
      <text:p text:style-name="P5"><text:span text:style-name="T7">Allgemein ist in der Automat in verschiedene Mikrocontroller aufgeteilt, so hat man einmal einen ESp32, welcher als „Master“ gilt und zusätzlich noch zwei Arduino-Nanos, welche als deren „</text:span><text:span text:style-name="T8">Slaves“</text:span><text:span text:style-name="T7"> agieren. Der Esp32 ist dabei für die ganze Zusammenarbeit zwischen den Systemen zuständig, während die Arduinos zum Auslesen von Daten und </text:span><text:span text:style-name="T8">dem D</text:span><text:span text:style-name="T7">urchführen von Aktionen benötigt werden.</text:span></text:p>
      <text:p text:style-name="P10"/>
      <text:p text:style-name="P3">Registrierung</text:p>
      <text:p text:style-name="P4">Website</text:p>
      <text:p text:style-name="P6"><text:span text:style-name="T17">D</text:span><text:span text:style-name="T18">as</text:span><text:span text:style-name="T1"> Eintragen der Personen läuft über einen auf dem Esp32 gehosteten</text:span><text:span text:style-name="T21"> asynchronem</text:span><text:span text:style-name="T1"> Webserver, über den man sich per </text:span><text:span text:style-name="T20">vom Esp32 ausgehenden </text:span><text:span text:style-name="T1">WLAN </text:span><text:span text:style-name="T18">(Esp32-Acces-Point)</text:span><text:span text:style-name="T1"> verbinden kann. Auf der dann aufrufbaren Website kann man anschließend seine Daten angeben, welche anschließend in einer eigens dafür entworfenen Datenbank mit einem für jede Person einzigartig </text:span><text:span text:style-name="T19">generierten</text:span><text:span text:style-name="T1"> Code gespeichert werden.</text:span></text:p>
      <text:p text:style-name="P11">Dieser Code wird nach der Registrierung der Person auf der Website angezeigt.</text:p>
      <text:p text:style-name="P11"/>
      <text:p text:style-name="P8"><text:span text:style-name="T20">S</text:span><text:span text:style-name="T1">D-Karte</text:span></text:p>
      <text:p text:style-name="P6"><text:span text:style-name="T1">Die <text:s/>Datenbank wird auf einer SD-Karte angelegt, </text:span><text:span text:style-name="T18">welche </text:span><text:span text:style-name="T1">über ein</text:span><text:span text:style-name="T21">en</text:span><text:span text:style-name="T1"> </text:span><text:span text:style-name="T21">Adapter</text:span><text:span text:style-name="T1"> mit dem Esp32 </text:span><text:span text:style-name="T20">über <text:s/>SPI</text:span><text:span text:style-name="T1"> verbunden </text:span><text:span text:style-name="T18">ist, so dass dieser direkt die <text:s/>SD-Karte beschreiben und auslesen kann.</text:span><text:span text:style-name="T1"> Zusätzlich wird in dieser Datenbank per Unixzeit vermerkt, wann die Person zuletzt und für wie </text:span><text:span text:style-name="T21">l</text:span><text:span text:style-name="T1">ange im Restaurant war </text:span><text:span text:style-name="T20">und ob Sie sich gerade im Gebäude befindet</text:span><text:span text:style-name="T1">.</text:span></text:p>
      <text:p text:style-name="P6"><text:span text:style-name="T1"/></text:p>
      <text:p text:style-name="P14">Code</text:p>
      <text:p text:style-name="P12"><text:span text:style-name="T28">Jeder Code b</text:span>esteht aus 5 Ziffern, wobei die letzte Ziffer als Kontrollziffer dient. Bei einem Registrierungsprozess wird jedes mal eine Methode aufgerufen, die einen neuen Code generiert, der noch keinem Nutzer zugeordnet ist.</text:p>
      <text:p text:style-name="P6"><text:soft-page-break/><text:span text:style-name="T11">In dieser werden die ersten vier Ziffern per Zufall ermittelt, anschließend wird die Kontrollziffer erzeugt, indem </text:span><text:span text:style-name="T12">so lange die Quersumme der ersten Ziffern gebildet, bis diese schließlich einstellig ist. Zuletzt wird jeder existierende Code in der Datenbank mit dem erzeugten Code verglichen, um die Einzigartigkeit der Codes zu gewährleisten. Sollte nämlich der gerade erzeugte Code schon existieren, wiederholt sich der Prozess, bis ein noch unbenutzter Code gefunden wurde. </text:span></text:p>
      <text:p text:style-name="P8"><text:span text:style-name="T22"/></text:p>
      <text:p text:style-name="P19"><text:span text:style-name="T22">D</text:span><text:span text:style-name="T1">atenbanksystem</text:span></text:p>
      <text:p text:style-name="P22"><text:span text:style-name="T15">Das genaue System zur Datenspeicherung besteht eigentlich nur aus einer Text-Datei, in der in jeder Zeile ein Nutzer mit all seinen Daten vermerkt ist. Dabei sieht die Formatierung so aus:</text:span></text:p>
      <text:p text:style-name="P22"><text:span text:style-name="T15"/></text:p>
      <text:p text:style-name="P30"><text:span text:style-name="T2">Code|Vorname|Nachname|E-Mail|Letztes Betreten|Letztes Verlassen|Aktuell Drinnen?</text:span></text:p>
      <text:p text:style-name="P25"><text:span text:style-name="T2"/></text:p>
      <text:p text:style-name="P25"><text:span text:style-name="T2">Dabei werden natürlich all diese Felder mit den entsprechenden Daten ausgefüllt. Die „|“ dienen hier als Trennzeichen, dass man sozusagen weiß wann ein neuer Abschnitt beginnt.</text:span></text:p>
      <text:p text:style-name="P25"><text:span text:style-name="T2"/></text:p>
      <text:p text:style-name="P25"><text:span text:style-name="T2">Code:</text:span></text:p>
      <text:p text:style-name="P29"><text:span text:style-name="T2">Der bei der Registrierung erhaltene einzigartige Schlüssel zur Identifizierung jedes einzelnen Nutzers. Er wird später zur Anmeldung verwendet.</text:span></text:p>
      <text:p text:style-name="P25"><text:span text:style-name="T2"/></text:p>
      <text:p text:style-name="P26"><text:span text:style-name="T2">Vorname, Nachname, Email:</text:span></text:p>
      <text:p text:style-name="P31"><text:span text:style-name="T2">Die bei der Registrierung angegebenen persönlichen Daten</text:span></text:p>
      <text:p text:style-name="P31"><text:span text:style-name="T2"/></text:p>
      <text:p text:style-name="P23"><text:span text:style-name="T16">Letztes Betreten / - Verlassen:</text:span></text:p>
      <text:p text:style-name="P32"><text:span text:style-name="T16">Die Zeitpunkte wann der Nutzer zuletzt die Eingangs- bzw Ausgangsschranke passiert hat. Nach der Registrierung ist der Startwert ersteinmal gleich dem Zeitpunkt der Registrierung. Diese Daten soll im Falle eine Infektion in diesem Restaurant später dazu </text:span><text:soft-page-break/><text:span text:style-name="T16">benutzt werden alle Personen ausfindig zu machen, die zeitgleich mit der infizierten Person im Gebäude waren.</text:span></text:p>
      <text:p text:style-name="P32"><text:span text:style-name="T16"/></text:p>
      <text:p text:style-name="P27"><text:span text:style-name="T16">A</text:span><text:span text:style-name="T2">ktuell Drinnen:</text:span></text:p>
      <text:p text:style-name="P33"><text:span text:style-name="T2">Ein Wahrheitswert, ob der Nutzer sich gerade im Restaurant befindet oder nicht.</text:span></text:p>
      <text:p text:style-name="P23"><text:span text:style-name="T16"/></text:p>
      <text:p text:style-name="P8"><text:span text:style-name="T22"/></text:p>
      <text:p text:style-name="P17"><text:span text:style-name="T1">Anmeldeprozess </text:span></text:p>
      <text:p text:style-name="P20"><text:span text:style-name="T1">Code-Eingabe</text:span></text:p>
      <text:p text:style-name="P24"><text:span text:style-name="T23">//Hier Bild vom Tastenfeld</text:span></text:p>
      <text:p text:style-name="P1">Um als Kunde nun ins Restaurant zu gelangen, muss man<text:span text:style-name="T25"> </text:span>seinen Code eingeben. Dies erfolgt über ein Tastenfeld. <text:span text:style-name="T28">Die Eingaben werden parallel auf einem LCD-Display visualisiert.</text:span></text:p>
      <text:p text:style-name="P7"><text:span text:style-name="T9">Das Tastenfeld ist dabei an eine</text:span><text:span text:style-name="T8">m</text:span><text:span text:style-name="T9"> Arduino N</text:span><text:span text:style-name="T13">a</text:span><text:span text:style-name="T9">no angeschlossen, </text:span><text:span text:style-name="T7">welcher die </text:span><text:span text:style-name="T8">e</text:span><text:span text:style-name="T7">ingegeben Zahlen erkennt und in einem Array speichert. </text:span><text:span text:style-name="T8">D</text:span><text:span text:style-name="T3">ies</text:span><text:span text:style-name="T8">es</text:span><text:span text:style-name="T3"> Array wird </text:span><text:span text:style-name="T8">alle 0.5</text:span><text:span text:style-name="T3"> Sekunden von dem Esp32 abgefragt und </text:span><text:span text:style-name="T8">dann </text:span><text:span text:style-name="T3">vom Arduino </text:span><text:span text:style-name="T16">Nano</text:span><text:span text:style-name="T3"> an diesen übermittelt</text:span><text:span text:style-name="T7">. Mit dem Druck der „*-Taste“ lässt sich </text:span><text:span text:style-name="T8">d</text:span><text:span text:style-name="T10">as</text:span><text:span text:style-name="T7"> letzte <text:s/></text:span><text:span text:style-name="T8">Z</text:span><text:span text:style-name="T10">eichen </text:span><text:span text:style-name="T7">löschen und mit dem Benutzen der „#-Taste“ werden die Daten für den Esp32 </text:span><text:span text:style-name="T3">zum Verarbeiten </text:span><text:span text:style-name="T7">freigegeben.</text:span></text:p>
      <text:p text:style-name="P9"><text:span text:style-name="T7">//</text:span><text:span text:style-name="T13">hier evtl. Code-Ausschnitt von Array</text:span></text:p>
      <text:p text:style-name="P7"><text:span text:style-name="T7">Die Freigabe erfolgt dabei über ein Anhängsel im Array, so bedeutet der Anhang „n“, dass das Array noch nicht </text:span><text:span text:style-name="T16">zur Überprüfung freigegeben ist (der Nutzer also gerade noch am Eingeben ist)</text:span><text:span text:style-name="T7"> und der Anhang „y“, dass die Daten so überprüft werden sollen </text:span><text:span text:style-name="T3">(</text:span><text:span text:style-name="T7">der Kunde also die „#-Taste“ gedr</text:span><text:span text:style-name="T3">ückt hat). Die Anzeige auf dem LCD-Display erfolgt allerdings über den Esp32, da der Arduino nur als „Slave“ fungiert und daher nur abgefragte Daten übermitteln kann. </text:span></text:p>
      <text:p text:style-name="P13">Zusammengefasst fragt der Esp32 die Daten des Arduinos ab und überträgt diese dann auf die Displays. <text:span text:style-name="T26">Die Kommunikation erfolgt über das Inter Integrated Circuits Protokoll (I2C)</text:span>. </text:p>
      <text:p text:style-name="P13"/>
      <text:p text:style-name="P16">Code-Validierung</text:p>
      <text:p text:style-name="P23"><text:soft-page-break/><text:span text:style-name="T14">Wurde </text:span><text:span text:style-name="T3">nun die „#-Taste“ gedrückt und die Daten w</text:span><text:span text:style-name="T4">u</text:span><text:span text:style-name="T3">rden zur Verarbeitung freigegeben, </text:span><text:span text:style-name="T4">wird über die implementierte Turing-Maschine </text:span><text:span text:style-name="T16">zuerst </text:span><text:span text:style-name="T4">überprüft, ob der Code so überhaupt stimmen kann, </text:span><text:span text:style-name="T16">also ob die Prüfziffer zu den ersten 4 Ziffern passt.</text:span><text:span text:style-name="T4"> (nähere Erläuterung später). </text:span><text:span text:style-name="T5">Kann der Code stimmen, wird auf der Datenbank geguckt zu welcher Person der Code gehört. </text:span><text:span text:style-name="T16">A</text:span><text:span text:style-name="T5">nschließend wird überprüft, ob sich die Person momentan schon im Restaurant befindet oder nicht. Ist die Person nicht im Restaurant </text:span><text:span text:style-name="T16">und es ist auch noch Platz im Gebäude </text:span><text:span text:style-name="T5">wird der Zeitpunkt des Eintritts per Unixzeit gespeichert und ein Signal wird vom Esp32 an den </text:span><text:span text:style-name="T16">entsprechenden </text:span><text:span text:style-name="T5">Arduino geschickt, damit dieser </text:span><text:span text:style-name="T16">seine</text:span><text:span text:style-name="T5"> Schranke öffnet. </text:span><text:span text:style-name="T16">Außerdem wird der letzte Eintrag in der Datenbank beim entsprechenden Nutzer von falsch (0) auf wahr (1) aktualisiert: Er befindet sich jetzt offiziell im Gebäude.</text:span></text:p>
      <text:p text:style-name="P23"><text:span text:style-name="T5"/></text:p>
      <text:p text:style-name="P20"><text:span text:style-name="T24">S</text:span><text:span text:style-name="T1">chrankensystem</text:span></text:p>
      <text:p text:style-name="P23"><text:span text:style-name="T5">Die Schranke ist dabei per Servomotor an den Arduino angeschlossen. Bekommt der Arduino das Signal vom Esp32, öffnet er die <text:s/>Schranke und wertet die Daten eines angeschlossenen Abstandssensor aus. Der Abstandssensor sitzt dabei direkt unter der Schranke. Fällt der gemessene Wert des Abstandssensor unter 30cm, bedeutet dies, dass die Person die Schranke passiert hat, wodurch die Schranke 2 Sekunden später schließt.</text:span></text:p>
      <text:p text:style-name="P23"><text:span text:style-name="T5"/></text:p>
      <text:p text:style-name="P23"><text:span text:style-name="T6">Möchte man </text:span><text:span text:style-name="T16">das Gebäude später wieder verlassen</text:span><text:span text:style-name="T6">, ist der Vorgang ähnlich, nur da</text:span><text:span text:style-name="T16">s</text:span><text:span text:style-name="T6">s nun </text:span><text:span text:style-name="T16">nach der Code-Eingabe auf dem inneren Zahlenfeld </text:span><text:span text:style-name="T6">in der Datenbank überprüft wird, ob die Person schon draußen ist, oder nicht.</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cm" fo:margin-left="3cm" fo:margin-right="4.0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3-13T15:43:55.637000000</meta:creation-date>
    <dc:date>2021-03-15T22:42:16.603000000</dc:date>
    <meta:editing-duration>PT43M52S</meta:editing-duration>
    <meta:editing-cycles>6</meta:editing-cycles>
    <meta:generator>LibreOffice/6.4.2.2$Windows_X86_64 LibreOffice_project/4e471d8c02c9c90f512f7f9ead8875b57fcb1ec3</meta:generator>
    <meta:document-statistic meta:table-count="0" meta:image-count="0" meta:object-count="0" meta:page-count="4" meta:paragraph-count="37" meta:word-count="876" meta:character-count="5964" meta:non-whitespace-character-count="5116"/>
  </office:meta>
</office:document-meta>
</file>